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é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identifiant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t de passe</text:p>
          </table:table-cell>
        </table:table-row>
        <table:table-row table:style-name="ro1">
          <table:table-cell office:value-type="string" calcext:value-type="string">
            <text:p>fanette.</text:p>
          </table:table-cell>
          <table:table-cell office:value-type="string" calcext:value-type="string">
            <text:p>bailly</text:p>
          </table:table-cell>
          <table:table-cell office:value-type="string" calcext:value-type="string">
            <text:p>fanette.bailly</text:p>
          </table:table-cell>
          <table:table-cell office:value-type="string" calcext:value-type="string">
            <text:p>fanette@bailly</text:p>
          </table:table-cell>
          <table:table-cell table:formula="of:=RANDBETWEEN(111111;999999)" office:value-type="float" office:value="227326" calcext:value-type="float">
            <text:p>227326</text:p>
          </table:table-cell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berthoumieu</text:p>
          </table:table-cell>
          <table:table-cell office:value-type="string" calcext:value-type="string">
            <text:p>claire.berthoumieu</text:p>
          </table:table-cell>
          <table:table-cell office:value-type="string" calcext:value-type="string">
            <text:p>claire@berthoumieu</text:p>
          </table:table-cell>
          <table:table-cell table:formula="of:=RANDBETWEEN(111111;999999)" office:value-type="float" office:value="238463" calcext:value-type="float">
            <text:p>238463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string" calcext:value-type="string">
            <text:p>berthoumieux</text:p>
          </table:table-cell>
          <table:table-cell office:value-type="string" calcext:value-type="string">
            <text:p>lila.berthoumieux</text:p>
          </table:table-cell>
          <table:table-cell office:value-type="string" calcext:value-type="string">
            <text:p>lila@berthoumieux</text:p>
          </table:table-cell>
          <table:table-cell table:formula="of:=RANDBETWEEN(111111;999999)" office:value-type="float" office:value="280132" calcext:value-type="float">
            <text:p>280132</text:p>
          </table:table-cell>
        </table:table-row>
        <table:table-row table:style-name="ro1">
          <table:table-cell office:value-type="string" calcext:value-type="string">
            <text:p>lucie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lucie.boure</text:p>
          </table:table-cell>
          <table:table-cell office:value-type="string" calcext:value-type="string">
            <text:p>lucie@boure</text:p>
          </table:table-cell>
          <table:table-cell table:formula="of:=RANDBETWEEN(111111;999999)" office:value-type="float" office:value="824588" calcext:value-type="float">
            <text:p>824588</text:p>
          </table:table-cell>
        </table:table-row>
        <table:table-row table:style-name="ro1">
          <table:table-cell office:value-type="string" calcext:value-type="string">
            <text:p>jeanne</text:p>
          </table:table-cell>
          <table:table-cell office:value-type="string" calcext:value-type="string">
            <text:p>bozzardi</text:p>
          </table:table-cell>
          <table:table-cell office:value-type="string" calcext:value-type="string">
            <text:p>jeanne.bozzardi</text:p>
          </table:table-cell>
          <table:table-cell office:value-type="string" calcext:value-type="string">
            <text:p>jeanne@bozzardi</text:p>
          </table:table-cell>
          <table:table-cell table:formula="of:=RANDBETWEEN(111111;999999)" office:value-type="float" office:value="189144" calcext:value-type="float">
            <text:p>189144</text:p>
          </table:table-cell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champiot</text:p>
          </table:table-cell>
          <table:table-cell office:value-type="string" calcext:value-type="string">
            <text:p>clement.champiot</text:p>
          </table:table-cell>
          <table:table-cell office:value-type="string" calcext:value-type="string">
            <text:p>clement@champiot</text:p>
          </table:table-cell>
          <table:table-cell table:formula="of:=RANDBETWEEN(111111;999999)" office:value-type="float" office:value="166152" calcext:value-type="float">
            <text:p>166152</text:p>
          </table:table-cell>
        </table:table-row>
        <table:table-row table:style-name="ro1">
          <table:table-cell office:value-type="string" calcext:value-type="string">
            <text:p>lilou</text:p>
          </table:table-cell>
          <table:table-cell office:value-type="string" calcext:value-type="string">
            <text:p>derulliere</text:p>
          </table:table-cell>
          <table:table-cell office:value-type="string" calcext:value-type="string">
            <text:p>lilou.derulliere</text:p>
          </table:table-cell>
          <table:table-cell office:value-type="string" calcext:value-type="string">
            <text:p>lilou@derulliere</text:p>
          </table:table-cell>
          <table:table-cell table:formula="of:=RANDBETWEEN(111111;999999)" office:value-type="float" office:value="306299" calcext:value-type="float">
            <text:p>306299</text:p>
          </table:table-cell>
        </table:table-row>
        <table:table-row table:style-name="ro1">
          <table:table-cell office:value-type="string" calcext:value-type="string">
            <text:p>myla</text:p>
          </table:table-cell>
          <table:table-cell office:value-type="string" calcext:value-type="string">
            <text:p>dupuy</text:p>
          </table:table-cell>
          <table:table-cell office:value-type="string" calcext:value-type="string">
            <text:p>myla.dupuy</text:p>
          </table:table-cell>
          <table:table-cell office:value-type="string" calcext:value-type="string">
            <text:p>myla@dupuy</text:p>
          </table:table-cell>
          <table:table-cell table:formula="of:=RANDBETWEEN(111111;999999)" office:value-type="float" office:value="195302" calcext:value-type="float">
            <text:p>195302</text:p>
          </table:table-cell>
        </table:table-row>
        <table:table-row table:style-name="ro1">
          <table:table-cell office:value-type="string" calcext:value-type="string">
            <text:p>doaa</text:p>
          </table:table-cell>
          <table:table-cell office:value-type="string" calcext:value-type="string">
            <text:p>elfarraa</text:p>
          </table:table-cell>
          <table:table-cell office:value-type="string" calcext:value-type="string">
            <text:p>doaa.elfarraa</text:p>
          </table:table-cell>
          <table:table-cell office:value-type="string" calcext:value-type="string">
            <text:p>doaa@elfarraa</text:p>
          </table:table-cell>
          <table:table-cell table:formula="of:=RANDBETWEEN(111111;999999)" office:value-type="float" office:value="722033" calcext:value-type="float">
            <text:p>722033</text:p>
          </table:table-cell>
        </table:table-row>
        <table:table-row table:style-name="ro1">
          <table:table-cell office:value-type="string" calcext:value-type="string">
            <text:p>solenn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solenn.gauthier</text:p>
          </table:table-cell>
          <table:table-cell office:value-type="string" calcext:value-type="string">
            <text:p>solenn@gauthier</text:p>
          </table:table-cell>
          <table:table-cell table:formula="of:=RANDBETWEEN(111111;999999)" office:value-type="float" office:value="717303" calcext:value-type="float">
            <text:p>717303</text:p>
          </table:table-cell>
        </table:table-row>
        <table:table-row table:style-name="ro1">
          <table:table-cell office:value-type="string" calcext:value-type="string">
            <text:p>maud</text:p>
          </table:table-cell>
          <table:table-cell office:value-type="string" calcext:value-type="string">
            <text:p>ghidossi</text:p>
          </table:table-cell>
          <table:table-cell office:value-type="string" calcext:value-type="string">
            <text:p>maud.ghidossi</text:p>
          </table:table-cell>
          <table:table-cell office:value-type="string" calcext:value-type="string">
            <text:p>maud@ghidossi</text:p>
          </table:table-cell>
          <table:table-cell table:formula="of:=RANDBETWEEN(111111;999999)" office:value-type="float" office:value="263194" calcext:value-type="float">
            <text:p>263194</text:p>
          </table:table-cell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girardi</text:p>
          </table:table-cell>
          <table:table-cell office:value-type="string" calcext:value-type="string">
            <text:p>alix.girardi</text:p>
          </table:table-cell>
          <table:table-cell office:value-type="string" calcext:value-type="string">
            <text:p>alix@girardi</text:p>
          </table:table-cell>
          <table:table-cell table:formula="of:=RANDBETWEEN(111111;999999)" office:value-type="float" office:value="901812" calcext:value-type="float">
            <text:p>901812</text:p>
          </table:table-cell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gritti</text:p>
          </table:table-cell>
          <table:table-cell office:value-type="string" calcext:value-type="string">
            <text:p>lea.gritti</text:p>
          </table:table-cell>
          <table:table-cell office:value-type="string" calcext:value-type="string">
            <text:p>lea@gritti</text:p>
          </table:table-cell>
          <table:table-cell table:formula="of:=RANDBETWEEN(111111;999999)" office:value-type="float" office:value="272882" calcext:value-type="float">
            <text:p>272882</text:p>
          </table:table-cell>
        </table:table-row>
        <table:table-row table:style-name="ro1">
          <table:table-cell office:value-type="string" calcext:value-type="string">
            <text:p>mayaswan</text:p>
          </table:table-cell>
          <table:table-cell office:value-type="string" calcext:value-type="string">
            <text:p>hyman</text:p>
          </table:table-cell>
          <table:table-cell office:value-type="string" calcext:value-type="string">
            <text:p>mayaswan.hyman</text:p>
          </table:table-cell>
          <table:table-cell office:value-type="string" calcext:value-type="string">
            <text:p>mayaswan@hyman</text:p>
          </table:table-cell>
          <table:table-cell table:formula="of:=RANDBETWEEN(111111;999999)" office:value-type="float" office:value="540349" calcext:value-type="float">
            <text:p>540349</text:p>
          </table:table-cell>
        </table:table-row>
        <table:table-row table:style-name="ro1">
          <table:table-cell office:value-type="string" calcext:value-type="string">
            <text:p>cynda</text:p>
          </table:table-cell>
          <table:table-cell office:value-type="string" calcext:value-type="string">
            <text:p>ladjimi</text:p>
          </table:table-cell>
          <table:table-cell office:value-type="string" calcext:value-type="string">
            <text:p>cynda.ladjimi</text:p>
          </table:table-cell>
          <table:table-cell office:value-type="string" calcext:value-type="string">
            <text:p>cynda@ladjimi</text:p>
          </table:table-cell>
          <table:table-cell table:formula="of:=RANDBETWEEN(111111;999999)" office:value-type="float" office:value="855233" calcext:value-type="float">
            <text:p>855233</text:p>
          </table:table-cell>
        </table:table-row>
        <table:table-row table:style-name="ro1">
          <table:table-cell office:value-type="string" calcext:value-type="string">
            <text:p>amine</text:p>
          </table:table-cell>
          <table:table-cell office:value-type="string" calcext:value-type="string">
            <text:p>laraiedh</text:p>
          </table:table-cell>
          <table:table-cell office:value-type="string" calcext:value-type="string">
            <text:p>amine.laraiedh</text:p>
          </table:table-cell>
          <table:table-cell office:value-type="string" calcext:value-type="string">
            <text:p>amine@laraiedh</text:p>
          </table:table-cell>
          <table:table-cell table:formula="of:=RANDBETWEEN(111111;999999)" office:value-type="float" office:value="474104" calcext:value-type="float">
            <text:p>474104</text:p>
          </table:table-cell>
        </table:table-row>
        <table:table-row table:style-name="ro1">
          <table:table-cell office:value-type="string" calcext:value-type="string">
            <text:p>mathilde</text:p>
          </table:table-cell>
          <table:table-cell office:value-type="string" calcext:value-type="string">
            <text:p>lompech</text:p>
          </table:table-cell>
          <table:table-cell office:value-type="string" calcext:value-type="string">
            <text:p>mathilde.lompech</text:p>
          </table:table-cell>
          <table:table-cell office:value-type="string" calcext:value-type="string">
            <text:p>mathilde@lompech</text:p>
          </table:table-cell>
          <table:table-cell table:formula="of:=RANDBETWEEN(111111;999999)" office:value-type="float" office:value="158609" calcext:value-type="float">
            <text:p>158609</text:p>
          </table:table-cell>
        </table:table-row>
        <table:table-row table:style-name="ro1">
          <table:table-cell office:value-type="string" calcext:value-type="string">
            <text:p>lison</text:p>
          </table:table-cell>
          <table:table-cell office:value-type="string" calcext:value-type="string">
            <text:p>marty</text:p>
          </table:table-cell>
          <table:table-cell office:value-type="string" calcext:value-type="string">
            <text:p>lison.marty</text:p>
          </table:table-cell>
          <table:table-cell office:value-type="string" calcext:value-type="string">
            <text:p>lison@marty</text:p>
          </table:table-cell>
          <table:table-cell table:formula="of:=RANDBETWEEN(111111;999999)" office:value-type="float" office:value="801676" calcext:value-type="float">
            <text:p>801676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assue</text:p>
          </table:table-cell>
          <table:table-cell office:value-type="string" calcext:value-type="string">
            <text:p>gabriel.massue</text:p>
          </table:table-cell>
          <table:table-cell office:value-type="string" calcext:value-type="string">
            <text:p>gabriel@massue</text:p>
          </table:table-cell>
          <table:table-cell table:formula="of:=RANDBETWEEN(111111;999999)" office:value-type="float" office:value="750269" calcext:value-type="float">
            <text:p>750269</text:p>
          </table:table-cell>
        </table:table-row>
        <table:table-row table:style-name="ro1">
          <table:table-cell office:value-type="string" calcext:value-type="string">
            <text:p>lutece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lutece.moreau</text:p>
          </table:table-cell>
          <table:table-cell office:value-type="string" calcext:value-type="string">
            <text:p>lutece@moreau</text:p>
          </table:table-cell>
          <table:table-cell table:formula="of:=RANDBETWEEN(111111;999999)" office:value-type="float" office:value="446220" calcext:value-type="float">
            <text:p>446220</text:p>
          </table:table-cell>
        </table:table-row>
        <table:table-row table:style-name="ro1">
          <table:table-cell office:value-type="string" calcext:value-type="string">
            <text:p>maelle</text:p>
          </table:table-cell>
          <table:table-cell office:value-type="string" calcext:value-type="string">
            <text:p>pasche</text:p>
          </table:table-cell>
          <table:table-cell office:value-type="string" calcext:value-type="string">
            <text:p>maelle.pasche</text:p>
          </table:table-cell>
          <table:table-cell office:value-type="string" calcext:value-type="string">
            <text:p>maelle@pasche</text:p>
          </table:table-cell>
          <table:table-cell table:formula="of:=RANDBETWEEN(111111;999999)" office:value-type="float" office:value="410749" calcext:value-type="float">
            <text:p>410749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pomies</text:p>
          </table:table-cell>
          <table:table-cell office:value-type="string" calcext:value-type="string">
            <text:p>julie.pomies</text:p>
          </table:table-cell>
          <table:table-cell office:value-type="string" calcext:value-type="string">
            <text:p>julie@pomies</text:p>
          </table:table-cell>
          <table:table-cell table:formula="of:=RANDBETWEEN(111111;999999)" office:value-type="float" office:value="706826" calcext:value-type="float">
            <text:p>706826</text:p>
          </table:table-cell>
        </table:table-row>
        <table:table-row table:style-name="ro1">
          <table:table-cell office:value-type="string" calcext:value-type="string">
            <text:p>ambre</text:p>
          </table:table-cell>
          <table:table-cell office:value-type="string" calcext:value-type="string">
            <text:p>postel</text:p>
          </table:table-cell>
          <table:table-cell office:value-type="string" calcext:value-type="string">
            <text:p>ambre.postel</text:p>
          </table:table-cell>
          <table:table-cell office:value-type="string" calcext:value-type="string">
            <text:p>ambre@postel</text:p>
          </table:table-cell>
          <table:table-cell table:formula="of:=RANDBETWEEN(111111;999999)" office:value-type="float" office:value="985860" calcext:value-type="float">
            <text:p>985860</text:p>
          </table:table-cell>
        </table:table-row>
        <table:table-row table:style-name="ro1">
          <table:table-cell office:value-type="string" calcext:value-type="string">
            <text:p>cloe</text:p>
          </table:table-cell>
          <table:table-cell office:value-type="string" calcext:value-type="string">
            <text:p>ribreau</text:p>
          </table:table-cell>
          <table:table-cell office:value-type="string" calcext:value-type="string">
            <text:p>cloe.ribreau</text:p>
          </table:table-cell>
          <table:table-cell office:value-type="string" calcext:value-type="string">
            <text:p>cloe@ribreau</text:p>
          </table:table-cell>
          <table:table-cell table:formula="of:=RANDBETWEEN(111111;999999)" office:value-type="float" office:value="755688" calcext:value-type="float">
            <text:p>755688</text:p>
          </table:table-cell>
        </table:table-row>
        <table:table-row table:style-name="ro1">
          <table:table-cell office:value-type="string" calcext:value-type="string">
            <text:p>eleane</text:p>
          </table:table-cell>
          <table:table-cell office:value-type="string" calcext:value-type="string">
            <text:p>rieubland</text:p>
          </table:table-cell>
          <table:table-cell office:value-type="string" calcext:value-type="string">
            <text:p>eleane.rieubland</text:p>
          </table:table-cell>
          <table:table-cell office:value-type="string" calcext:value-type="string">
            <text:p>eleane@rieubland</text:p>
          </table:table-cell>
          <table:table-cell table:formula="of:=RANDBETWEEN(111111;999999)" office:value-type="float" office:value="543204" calcext:value-type="float">
            <text:p>543204</text:p>
          </table:table-cell>
        </table:table-row>
        <table:table-row table:style-name="ro1">
          <table:table-cell office:value-type="string" calcext:value-type="string">
            <text:p>ilana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ilana.robert</text:p>
          </table:table-cell>
          <table:table-cell office:value-type="string" calcext:value-type="string">
            <text:p>ilana@robert</text:p>
          </table:table-cell>
          <table:table-cell table:formula="of:=RANDBETWEEN(111111;999999)" office:value-type="float" office:value="305894" calcext:value-type="float">
            <text:p>305894</text:p>
          </table:table-cell>
        </table:table-row>
        <table:table-row table:style-name="ro1">
          <table:table-cell office:value-type="string" calcext:value-type="string">
            <text:p>lilas</text:p>
          </table:table-cell>
          <table:table-cell office:value-type="string" calcext:value-type="string">
            <text:p>salesses</text:p>
          </table:table-cell>
          <table:table-cell office:value-type="string" calcext:value-type="string">
            <text:p>lilas.salesses</text:p>
          </table:table-cell>
          <table:table-cell office:value-type="string" calcext:value-type="string">
            <text:p>lilas@salesses</text:p>
          </table:table-cell>
          <table:table-cell table:formula="of:=RANDBETWEEN(111111;999999)" office:value-type="float" office:value="809393" calcext:value-type="float">
            <text:p>809393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samel</text:p>
          </table:table-cell>
          <table:table-cell office:value-type="string" calcext:value-type="string">
            <text:p>charlotte.samel</text:p>
          </table:table-cell>
          <table:table-cell office:value-type="string" calcext:value-type="string">
            <text:p>charlotte@samel</text:p>
          </table:table-cell>
          <table:table-cell table:formula="of:=RANDBETWEEN(111111;999999)" office:value-type="float" office:value="159475" calcext:value-type="float">
            <text:p>159475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tserediani</text:p>
          </table:table-cell>
          <table:table-cell office:value-type="string" calcext:value-type="string">
            <text:p>salome.tserediani</text:p>
          </table:table-cell>
          <table:table-cell office:value-type="string" calcext:value-type="string">
            <text:p>salome@tserediani</text:p>
          </table:table-cell>
          <table:table-cell table:formula="of:=RANDBETWEEN(111111;999999)" office:value-type="float" office:value="438151" calcext:value-type="float">
            <text:p>4381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23:43:58.384000000</meta:creation-date>
    <dc:date>2023-12-03T00:10:09.911000000</dc:date>
    <meta:editing-duration>PT25M27S</meta:editing-duration>
    <meta:editing-cycles>2</meta:editing-cycles>
    <meta:generator>LibreOffice/7.5.0.3$Windows_X86_64 LibreOffice_project/c21113d003cd3efa8c53188764377a8272d9d6de</meta:generator>
    <meta:document-statistic meta:table-count="1" meta:cell-count="150" meta:object-count="0"/>
  </office:meta>
</office:document-meta>
</file>